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meta.xml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style:text-position="0% 100%" fo:font-style="normal" style:font-style-asian="normal" style:font-style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the dewpoint calculation</text:p>
      <text:p text:style-name="Standard"/>
      <text:p text:style-name="Standard"><draw:frame draw:style-name="fr1" draw:name="Object1" text:anchor-type="as-char" svg:y="-1.178in" svg:width="4.8528in" svg:height="2.29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Knowing <text:span text:style-name="T1">T</text:span><text:span text:style-name="T2">, we can calculate </text:span><text:span text:style-name="T1">E</text:span><text:span text:style-name="T3">s</text:span><text:span text:style-name="T4"> </text:span><text:span text:style-name="T5"><text:s/>and use that value to solve for </text:span><text:span text:style-name="T4">E</text:span><text:span text:style-name="T5"> using </text:span><text:span text:style-name="T4">RH</text:span><text:span text:style-name="T5">. Then solve for </text:span><text:span text:style-name="T4">T</text:span><text:span text:style-name="T3">d</text:span><text:span text:style-name="T4"> </text:span><text:span text:style-name="T5">using </text:span><text:span text:style-name="T4">E</text:span><text:span text:style-name="T5">.</text:span></text:p>
      <text:p text:style-name="Standard"><text:span text:style-name="T5"/></text:p>
      <text:p text:style-name="Standard"><text:span text:style-name="T5"><draw:frame draw:style-name="fr1" draw:name="Object2" text:anchor-type="as-char" svg:y="-1.9835in" svg:width="2.3835in" svg:height="3.9008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Standard"><text:span text:style-name="T5"/></text:p>
      <text:p text:style-name="Standard"><text:span text:style-name="T5">The approximation formula uses Celsius, so we'll convert it to F</text:span></text:p>
      <text:p text:style-name="Standard"><text:span text:style-name="T5"><draw:frame draw:style-name="fr1" draw:name="Object3" text:anchor-type="as-char" svg:y="-0.9673in" svg:width="2.6362in" svg:height="1.8693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Standard"><text:soft-page-break/><text:span text:style-name="T5"/></text:p>
      <text:p text:style-name="Standard"><text:span text:style-name="T5">Calculation in Kelvin of the dewpoint temperature</text:span></text:p>
      <text:p text:style-name="Standard"><text:span text:style-name="T5"><draw:frame draw:style-name="fr1" draw:name="Object4" text:anchor-type="as-char" svg:y="-0.6756in" svg:width="2.698in" svg:height="1.2866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orge Loyer</meta:initial-creator>
    <meta:creation-date>2016-04-09T17:02:12</meta:creation-date>
    <dc:date>2016-04-11T07:57:04</dc:date>
    <dc:creator>George Loyer</dc:creator>
    <meta:editing-duration>P1DT14H54M52S</meta:editing-duration>
    <meta:editing-cycles>3</meta:editing-cycles>
    <meta:generator>OpenOffice/4.1.1$Unix OpenOffice.org_project/411m6$Build-9775</meta:generator>
    <meta:document-statistic meta:table-count="0" meta:image-count="0" meta:object-count="4" meta:page-count="2" meta:paragraph-count="8" meta:word-count="45" meta:character-count="251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 mathvariant="italic">RH</mi>
              <mo stretchy="false">=</mo>
              <mn>100</mn>
            </mrow>
            <mfrac>
              <mi>E</mi>
              <msub>
                <mi>E</mi>
                <mi>s</mi>
              </msub>
            </mfrac>
          </mrow>
        </mtd>
      </mtr>
      <mtr>
        <mtd>
          <mrow>
            <mrow>
              <mi>E</mi>
              <mo stretchy="false">=</mo>
              <msub>
                <mi>E</mi>
                <mn>0</mn>
              </msub>
            </mrow>
            <mi>exp</mi>
            <mfenced open="(" close=")">
              <mrow>
                <mfrac>
                  <mi>L</mi>
                  <msub>
                    <mi>R</mi>
                    <mi>v</mi>
                  </msub>
                </mfrac>
                <mfenced open="(" close=")">
                  <mrow>
                    <mrow>
                      <mfrac>
                        <mn>1</mn>
                        <msub>
                          <mi>T</mi>
                          <mn>0</mn>
                        </msub>
                      </mfrac>
                      <mo stretchy="false">−</mo>
                      <mfrac>
                        <mn>1</mn>
                        <msub>
                          <mi>T</mi>
                          <mi>d</mi>
                        </msub>
                      </mfrac>
                    </mrow>
                  </mrow>
                </mfenced>
              </mrow>
            </mfenced>
          </mrow>
        </mtd>
      </mtr>
      <mtr>
        <mtd>
          <mrow>
            <mrow>
              <msub>
                <mi>E</mi>
                <mi>s</mi>
              </msub>
              <mo stretchy="false">=</mo>
              <msub>
                <mi>E</mi>
                <mn>0</mn>
              </msub>
            </mrow>
            <mi>exp</mi>
            <mfenced open="(" close=")">
              <mrow>
                <mfrac>
                  <mi>L</mi>
                  <msub>
                    <mi>R</mi>
                    <mi>v</mi>
                  </msub>
                </mfrac>
                <mfenced open="(" close=")">
                  <mrow>
                    <mrow>
                      <mfrac>
                        <mn>1</mn>
                        <msub>
                          <mi>T</mi>
                          <mn>0</mn>
                        </msub>
                      </mfrac>
                      <mo stretchy="false">−</mo>
                      <mfrac>
                        <mn>1</mn>
                        <mi>T</mi>
                      </mfrac>
                    </mrow>
                  </mrow>
                </mfenced>
              </mrow>
            </mfenced>
          </mrow>
        </mtd>
      </mtr>
      <mtr>
        <mtd>
          <mrow>
            <mtext>where </mtext>
            <mrow>
              <msub>
                <mi>E</mi>
                <mn>0</mn>
              </msub>
              <mo stretchy="false">=</mo>
              <mn>0.611</mn>
            </mrow>
            <mtext>kPa</mtext>
          </mrow>
        </mtd>
      </mtr>
      <mtr>
        <mtd>
          <mrow>
            <mtext>      </mtext>
            <mrow>
              <mfrac>
                <mi>L</mi>
                <msub>
                  <mi>R</mi>
                  <mi>v</mi>
                </msub>
              </mfrac>
              <mo stretchy="false">=</mo>
              <mn>5423</mn>
            </mrow>
            <mtext>K</mtext>
          </mrow>
        </mtd>
      </mtr>
      <mtr>
        <mtd>
          <mrow>
            <mtext>      </mtext>
            <mrow>
              <msub>
                <mi>T</mi>
                <mn>0</mn>
              </msub>
              <mo stretchy="false">=</mo>
              <mn>273</mn>
            </mrow>
            <mtext>K</mtext>
          </mrow>
        </mtd>
      </mtr>
      <mtr>
        <mtd>
          <mrow>
            <mtext> and </mtext>
            <mi>T</mi>
            <mtext> and </mtext>
            <msub>
              <mi>T</mi>
              <mi>d</mi>
            </msub>
            <mtext> are the temperatures in Kelvin for ambient and dewpoint, respectively.</mtext>
          </mrow>
        </mtd>
      </mtr>
    </mtable>
    <annotation encoding="StarMath 5.0">alignl RH = 100 E over E sub s newline
alignl E = E sub 0 exp left (L over R sub v left (1 over T sub 0 - 1 over T sub d right )right ) newline
alignl E sub s = E sub 0 exp left ( L over R sub v left ( 1 over T sub 0 - 1 over T right ) right ) newline
alignl "where " E sub 0 = 0.611 "kPa" newline
alignl "      " L over R sub v = 5423 "K" newline
alignl "      " T sub 0 = 273 "K" newline
alignl " and " T " and " T sub d " are the temperatures in Kelvin for ambient and dewpoint, respectively." newline</annotation>
  </semantics>
</math>
</file>

<file path=Object 2/content.xml><?xml version="1.0" encoding="utf-8"?>
<math xmlns="http://www.w3.org/1998/Math/MathML">
  <semantics>
    <mtable>
      <mtr>
        <mtd>
          <mrow>
            <mrow>
              <mi>E</mi>
              <mo stretchy="false">=</mo>
              <msub>
                <mi>E</mi>
                <mi>s</mi>
              </msub>
            </mrow>
            <mfrac>
              <mi mathvariant="italic">RH</mi>
              <mn>100</mn>
            </mfrac>
          </mrow>
        </mtd>
      </mtr>
      <mtr>
        <mtd>
          <mrow>
            <mtext>solving for </mtext>
            <msub>
              <mi>E</mi>
              <mi>s</mi>
            </msub>
            <mtext>, we get </mtext>
            <mrow>
              <msub>
                <mi>E</mi>
                <mi>s</mi>
              </msub>
              <mo stretchy="false">=</mo>
              <mfrac>
                <mrow>
                  <mn>100</mn>
                  <mi>E</mi>
                </mrow>
                <mrow>
                  <mi mathvariant="italic">RH</mi>
                </mrow>
              </mfrac>
            </mrow>
          </mrow>
        </mtd>
      </mtr>
      <mtr>
        <mtd>
          <mrow>
            <mrow>
              <msub>
                <mi>E</mi>
                <mi>s</mi>
              </msub>
              <mo stretchy="false">=</mo>
              <mn>0.611</mn>
            </mrow>
            <mi>exp</mi>
            <mfenced open="(" close=")">
              <mrow>
                <mn>5423</mn>
                <mfenced open="(" close=")">
                  <mrow>
                    <mrow>
                      <mfrac>
                        <mrow>
                          <mn>1</mn>
                        </mrow>
                        <mn>273</mn>
                      </mfrac>
                      <mo stretchy="false">−</mo>
                      <mfrac>
                        <mn>1</mn>
                        <mi>T</mi>
                      </mfrac>
                    </mrow>
                  </mrow>
                </mfenced>
              </mrow>
            </mfenced>
          </mrow>
        </mtd>
      </mtr>
      <mtr>
        <mtd>
          <mrow>
            <mtext> = </mtext>
            <mn>0.611</mn>
            <mfrac>
              <mrow>
                <mi>exp</mi>
                <mrow>
                  <mfrac>
                    <mn>5423</mn>
                    <mrow>
                      <mn>273</mn>
                    </mrow>
                  </mfrac>
                </mrow>
              </mrow>
              <mrow>
                <mi>exp</mi>
                <mi>T</mi>
              </mrow>
            </mfrac>
          </mrow>
        </mtd>
      </mtr>
      <mtr>
        <mtd>
          <mrow>
            <mtext>To use Temperature in Celsius</mtext>
          </mrow>
        </mtd>
      </mtr>
      <mtr>
        <mtd>
          <mrow>
            <mrow>
              <msub>
                <mi>E</mi>
                <mi>s</mi>
              </msub>
              <mo stretchy="false">=</mo>
              <mn>0.611</mn>
            </mrow>
            <mfrac>
              <mrow>
                <msup>
                  <mi>e</mi>
                  <mn>92.37</mn>
                </msup>
              </mrow>
              <mrow>
                <msubsup>
                  <mi>e</mi>
                  <mrow>
                    <mo stretchy="false">(</mo>
                    <mrow>
                      <mi mathvariant="italic">Celsius</mi>
                    </mrow>
                    <mo stretchy="false">)</mo>
                  </mrow>
                  <mi>T</mi>
                </msubsup>
                <msup>
                  <mi>e</mi>
                  <mn>273</mn>
                </msup>
              </mrow>
            </mfrac>
          </mrow>
        </mtd>
      </mtr>
      <mtr>
        <mtd>
          <mrow>
            <mtext>Substituting the expression for </mtext>
            <msub>
              <mi>E</mi>
              <mi>s</mi>
            </msub>
            <mtext> we get</mtext>
          </mrow>
        </mtd>
      </mtr>
      <mtr>
        <mtd>
          <mrow>
            <mrow>
              <mfrac>
                <mrow>
                  <mn>100</mn>
                  <mi>E</mi>
                </mrow>
                <mrow>
                  <mi mathvariant="italic">RH</mi>
                </mrow>
              </mfrac>
              <mo stretchy="false">=</mo>
              <mn>0.611</mn>
            </mrow>
            <mfrac>
              <mrow>
                <msup>
                  <mi>e</mi>
                  <mn>92.37</mn>
                </msup>
              </mrow>
              <mrow>
                <msubsup>
                  <mi>e</mi>
                  <mrow>
                    <mo stretchy="false">(</mo>
                    <mrow>
                      <mi mathvariant="italic">Celsius</mi>
                    </mrow>
                    <mo stretchy="false">)</mo>
                  </mrow>
                  <mi>T</mi>
                </msubsup>
                <msup>
                  <mi>e</mi>
                  <mn>273</mn>
                </msup>
              </mrow>
            </mfrac>
          </mrow>
        </mtd>
      </mtr>
      <mtr>
        <mtd>
          <mrow>
            <mrow>
              <mi>E</mi>
              <mo stretchy="false">=</mo>
              <mfrac>
                <mrow>
                  <mn>0.611</mn>
                  <mi mathvariant="italic">RH</mi>
                  <msup>
                    <mi>e</mi>
                    <mn>92.37</mn>
                  </msup>
                </mrow>
                <mrow>
                  <mn>100</mn>
                  <msup>
                    <mi>e</mi>
                    <mrow>
                      <msub>
                        <mi>T</mi>
                        <mrow>
                          <mo stretchy="false">(</mo>
                          <mrow>
                            <mi mathvariant="italic">Celsius</mi>
                          </mrow>
                          <mo stretchy="false">)</mo>
                        </mrow>
                      </msub>
                    </mrow>
                  </msup>
                  <msup>
                    <mi>e</mi>
                    <mn>273</mn>
                  </msup>
                </mrow>
              </mfrac>
            </mrow>
          </mrow>
        </mtd>
      </mtr>
      <mtr>
        <mtd>
          <mrow>
            <mtext>Now for the dewpoint in Celsius</mtext>
          </mrow>
        </mtd>
      </mtr>
      <mtr>
        <mtd>
          <mrow>
            <mrow>
              <mi>E</mi>
              <mo stretchy="false">=</mo>
              <msub>
                <mi>E</mi>
                <mn>0</mn>
              </msub>
            </mrow>
            <mi>exp</mi>
            <mfenced open="(" close=")">
              <mrow>
                <mfrac>
                  <mi>L</mi>
                  <msub>
                    <mi>R</mi>
                    <mi>v</mi>
                  </msub>
                </mfrac>
                <mfenced open="(" close=")">
                  <mrow>
                    <mrow>
                      <mfrac>
                        <mn>1</mn>
                        <msub>
                          <mi>T</mi>
                          <mn>0</mn>
                        </msub>
                      </mfrac>
                      <mo stretchy="false">−</mo>
                      <mfrac>
                        <mn>1</mn>
                        <msub>
                          <mi>T</mi>
                          <mi>d</mi>
                        </msub>
                      </mfrac>
                    </mrow>
                  </mrow>
                </mfenced>
              </mrow>
            </mfenced>
          </mrow>
        </mtd>
      </mtr>
    </mtable>
    <annotation encoding="StarMath 5.0">alignl E = E sub s RH over 100 newline
alignl "solving for " E sub s", we get " E sub s = { 100 E } over {alignc RH}newline
alignl E sub s = 0.611 exp left (5423 left ({alignc 1} over 273 - 1 over T right ) right ) newline
alignl " = " 0.611 {exp {5423 over {alignc 273}}} over {exp T} newline
alignl "To use Temperature in Celsius" newline
alignl E sub s = 0.611 {e ^ 92.37} over {e ^T sub (Celsius) e ^ 273} newline
alignl "Substituting the expression for "E sub s" we get" newline
alignl { 100 E } over {alignc RH} =  0.611 {e ^ 92.37} over {e ^T sub (Celsius) e ^ 273} newline
alignl E = { 0.611 RH e ^ 92.37 } over {100 e ^{T sub (Celsius)}e ^273} newline
alignl "Now for the dewpoint in Celsius" newline
alignl E = E sub 0 exp left (L over R sub v left (1 over T sub 0 - 1 over T sub d right )right ) newline
 
</annotation>
  </semantics>
</math>
</file>

<file path=Object 3/content.xml><?xml version="1.0" encoding="utf-8"?>
<math xmlns="http://www.w3.org/1998/Math/MathML">
  <semantics>
    <mtable>
      <mtr>
        <mtd>
          <mrow>
            <mrow>
              <msub>
                <mi>T</mi>
                <mi>d</mi>
              </msub>
              <mo stretchy="false">=</mo>
              <mrow>
                <mi>T</mi>
                <mo stretchy="false">−</mo>
                <mrow>
                  <mrow>
                    <mo stretchy="false">(</mo>
                    <mrow>
                      <mrow>
                        <mn>100</mn>
                        <mo stretchy="false">−</mo>
                        <mi>H</mi>
                      </mrow>
                    </mrow>
                    <mo stretchy="false">)</mo>
                  </mrow>
                  <mo stretchy="false">/</mo>
                  <mn>5</mn>
                </mrow>
              </mrow>
            </mrow>
          </mrow>
        </mtd>
      </mtr>
      <mtr>
        <mtd>
          <mrow>
            <mrow>
              <msub>
                <mi>T</mi>
                <mi>d</mi>
              </msub>
              <mo stretchy="false">=</mo>
              <mfenced open="(" close=")">
                <mrow>
                  <mrow>
                    <mrow>
                      <mrow>
                        <mo stretchy="false">(</mo>
                        <mrow>
                          <mrow>
                            <msup>
                              <mi>T</mi>
                              <mi>F</mi>
                            </msup>
                            <mo stretchy="false">−</mo>
                            <mn>32</mn>
                          </mrow>
                        </mrow>
                        <mo stretchy="false">)</mo>
                      </mrow>
                      <mrow>
                        <mfrac>
                          <mn>5</mn>
                          <mn>9</mn>
                        </mfrac>
                      </mrow>
                    </mrow>
                    <mo stretchy="false">−</mo>
                    <mfenced open="(" close=")">
                      <mrow>
                        <mrow>
                          <mfrac>
                            <mrow>
                              <mo stretchy="false">(</mo>
                              <mrow>
                                <mrow>
                                  <mn>100</mn>
                                  <mo stretchy="false">−</mo>
                                  <mi>H</mi>
                                </mrow>
                              </mrow>
                              <mo stretchy="false">)</mo>
                            </mrow>
                            <mrow>
                              <mn>5</mn>
                            </mrow>
                          </mfrac>
                          <mo stretchy="false">−</mo>
                          <mn>32</mn>
                        </mrow>
                      </mrow>
                    </mfenced>
                  </mrow>
                  <mfrac>
                    <mn>5</mn>
                    <mn>9</mn>
                  </mfrac>
                </mrow>
              </mfenced>
            </mrow>
          </mrow>
        </mtd>
      </mtr>
      <mtr>
        <mtd>
          <mrow>
            <mrow>
              <msubsup>
                <mi>T</mi>
                <mi>d</mi>
                <mi>F</mi>
              </msubsup>
              <mo stretchy="false">=</mo>
              <mfrac>
                <mn>9</mn>
                <mn>5</mn>
              </mfrac>
            </mrow>
            <mrow>
              <mfenced open="(" close=")">
                <mrow>
                  <mrow>
                    <mrow>
                      <mrow>
                        <mo stretchy="false">(</mo>
                        <mrow>
                          <mrow>
                            <msup>
                              <mi>T</mi>
                              <mi>F</mi>
                            </msup>
                            <mo stretchy="false">−</mo>
                            <mn>32</mn>
                          </mrow>
                        </mrow>
                        <mo stretchy="false">)</mo>
                      </mrow>
                      <mrow>
                        <mfrac>
                          <mn>5</mn>
                          <mn>9</mn>
                        </mfrac>
                      </mrow>
                    </mrow>
                    <mo stretchy="false">−</mo>
                    <mfenced open="(" close=")">
                      <mrow>
                        <mrow>
                          <mfrac>
                            <mrow>
                              <mo stretchy="false">(</mo>
                              <mrow>
                                <mrow>
                                  <mn>100</mn>
                                  <mo stretchy="false">−</mo>
                                  <mi>H</mi>
                                </mrow>
                              </mrow>
                              <mo stretchy="false">)</mo>
                            </mrow>
                            <mrow>
                              <mn>5</mn>
                            </mrow>
                          </mfrac>
                          <mo stretchy="false">−</mo>
                          <mn>32</mn>
                        </mrow>
                      </mrow>
                    </mfenced>
                  </mrow>
                  <mfrac>
                    <mn>5</mn>
                    <mn>9</mn>
                  </mfrac>
                </mrow>
              </mfenced>
              <mo stretchy="false">−</mo>
              <mn>32</mn>
            </mrow>
          </mrow>
        </mtd>
      </mtr>
      <mtr>
        <mtd>
          <mrow>
            <mrow>
              <msubsup>
                <mi>T</mi>
                <mi>d</mi>
                <mi>F</mi>
              </msubsup>
              <mo stretchy="false">=</mo>
              <mrow>
                <mrow>
                  <mrow>
                    <mrow>
                      <mrow>
                        <msup>
                          <mi>T</mi>
                          <mi>F</mi>
                        </msup>
                        <mo stretchy="false">−</mo>
                        <mn>32</mn>
                      </mrow>
                      <mo stretchy="false">−</mo>
                      <mn>20</mn>
                    </mrow>
                    <mo stretchy="false">+</mo>
                    <mfrac>
                      <mi>H</mi>
                      <mn>5</mn>
                    </mfrac>
                  </mrow>
                  <mo stretchy="false">+</mo>
                  <mn>32</mn>
                </mrow>
                <mo stretchy="false">−</mo>
                <mn>32</mn>
              </mrow>
            </mrow>
          </mrow>
        </mtd>
      </mtr>
      <mtr>
        <mtd>
          <mrow>
            <mrow>
              <msubsup>
                <mi>T</mi>
                <mi>d</mi>
                <mi>F</mi>
              </msubsup>
              <mo stretchy="false">=</mo>
              <mrow>
                <mrow>
                  <msup>
                    <mi>T</mi>
                    <mi>F</mi>
                  </msup>
                  <mo stretchy="false">−</mo>
                  <mn>54</mn>
                </mrow>
                <mo stretchy="false">+</mo>
                <mfrac>
                  <mi>H</mi>
                  <mn>5</mn>
                </mfrac>
              </mrow>
            </mrow>
          </mrow>
        </mtd>
      </mtr>
    </mtable>
    <annotation encoding="StarMath 5.0">alignl T sub d = T - (100-H)/5 newline
alignl T sub d  = left ({(T sup F - 32){5 over 9}} - left ((100-H) over {alignc 5}-32 right)5 over 9 right ) newline
alignl T sub d sup F = 9 over 5 left ({(T sup F - 32){5 over 9}} - left ((100-H) over {alignc 5}-32 right)5 over 9 right )-32 newline
alignl T sub d sup F = T sup F - 32 - 20+ H over 5 + 32 - 32 newline
alignl T sub d sup F = T sup F -54 + H over 5 newline
</annotation>
  </semantics>
</math>
</file>

<file path=Object 4/content.xml><?xml version="1.0" encoding="utf-8"?>
<math xmlns="http://www.w3.org/1998/Math/MathML">
  <semantics>
    <mtable>
      <mtr>
        <mtd>
          <mrow>
            <mrow>
              <msub>
                <mi>E</mi>
                <mi>s</mi>
              </msub>
              <mo stretchy="false">=</mo>
              <mrow>
                <mn>0.611</mn>
                <mo stretchy="false">∗</mo>
                <mi>exp</mi>
              </mrow>
            </mrow>
            <mrow>
              <mo stretchy="false">(</mo>
              <mrow>
                <mrow>
                  <mn>5423</mn>
                  <mo stretchy="false">∗</mo>
                  <mrow>
                    <mo stretchy="false">(</mo>
                    <mrow>
                      <mrow>
                        <mrow>
                          <mn>1</mn>
                          <mo stretchy="false">/</mo>
                          <mn>273</mn>
                        </mrow>
                        <mo stretchy="false">−</mo>
                        <mrow>
                          <mn>1</mn>
                          <mo stretchy="false">/</mo>
                          <mrow>
                            <mo stretchy="false">(</mo>
                            <mrow>
                              <mrow>
                                <msup>
                                  <mi>T</mi>
                                  <mi>C</mi>
                                </msup>
                                <mo stretchy="false">−</mo>
                                <mn>273</mn>
                              </mrow>
                            </mrow>
                            <mo stretchy="false">)</mo>
                          </mrow>
                        </mrow>
                      </mrow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>
            <mrow>
              <mi>E</mi>
              <mo stretchy="false">=</mo>
              <mfrac>
                <mrow>
                  <mi>H</mi>
                </mrow>
                <mn>100</mn>
              </mfrac>
            </mrow>
            <msub>
              <mi>E</mi>
              <mi>s</mi>
            </msub>
          </mrow>
        </mtd>
      </mtr>
      <mtr>
        <mtd>
          <mrow>
            <mrow>
              <msup>
                <mrow>
                  <mo stretchy="false">(</mo>
                  <mrow>
                    <msubsup>
                      <mi>T</mi>
                      <mi>d</mi>
                      <mi>K</mi>
                    </msubsup>
                  </mrow>
                  <mo stretchy="false">)</mo>
                </mrow>
                <mrow>
                  <mo stretchy="false">−</mo>
                  <mn>1</mn>
                </mrow>
              </msup>
              <mo stretchy="false">=</mo>
              <mrow>
                <mrow>
                  <mn>1</mn>
                  <mo stretchy="false">/</mo>
                  <mn>273</mn>
                </mrow>
                <mo stretchy="false">−</mo>
                <mrow>
                  <mrow>
                    <mn>1</mn>
                    <mo stretchy="false">/</mo>
                    <mn>5423</mn>
                  </mrow>
                  <mo stretchy="false">∗</mo>
                  <mrow>
                    <mo stretchy="false">(</mo>
                    <mrow>
                      <mi>ln</mi>
                      <mrow>
                        <mi>E</mi>
                        <mo stretchy="false">−</mo>
                        <mi>ln</mi>
                      </mrow>
                      <mn>0.611</mn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subsup>
                <mi>T</mi>
                <mi>d</mi>
                <mi>C</mi>
              </msubsup>
              <mo stretchy="false">=</mo>
              <mrow>
                <mfrac>
                  <mrow>
                    <mn>1</mn>
                  </mrow>
                  <msup>
                    <mrow>
                      <mo stretchy="false">(</mo>
                      <mrow>
                        <msubsup>
                          <mi>T</mi>
                          <mi>d</mi>
                          <mi>K</mi>
                        </msubsup>
                      </mrow>
                      <mo stretchy="false">)</mo>
                    </mrow>
                    <mrow>
                      <mo stretchy="false">−</mo>
                      <mn>1</mn>
                    </mrow>
                  </msup>
                </mfrac>
                <mo stretchy="false">+</mo>
                <mn>273</mn>
              </mrow>
            </mrow>
          </mrow>
        </mtd>
      </mtr>
    </mtable>
    <annotation encoding="StarMath 5.0">alignl E sub s = 0.611*exp(5423*(1 /273-1/(T sup C - 273))) newline
alignl E = {alignc H} over 100 E sub s newline
alignl (T sup K sub d) ^ -1 = 1/273-1/5423*(ln E-ln 0.611) newline
alignl T sup C sub d = {alignc 1} over (T sup K sub d) ^-1 + 273 newline</annotation>
  </semantics>
</math>
</file>